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0579c7" officeooo:paragraph-rsid="000579c7" style:font-size-asian="63pt" style:font-size-complex="72pt"/>
    </style:style>
    <style:style style:name="P3" style:family="paragraph" style:parent-style-name="Standard">
      <style:paragraph-properties fo:text-align="center" style:justify-single-word="false"/>
      <style:text-properties fo:font-size="12pt" officeooo:rsid="000579c7" officeooo:paragraph-rsid="000579c7" style:font-size-asian="10.5pt" style:font-size-complex="12pt"/>
    </style:style>
    <style:style style:name="P4" style:family="paragraph" style:parent-style-name="Standard">
      <style:paragraph-properties fo:text-align="start" style:justify-single-word="false"/>
      <style:text-properties fo:font-size="12pt" officeooo:rsid="000579c7" officeooo:paragraph-rsid="000579c7" style:font-size-asian="10.5pt" style:font-size-complex="12pt"/>
    </style:style>
    <style:style style:name="P5" style:family="paragraph" style:parent-style-name="Standard">
      <style:paragraph-properties fo:text-align="start" style:justify-single-word="false"/>
      <style:text-properties fo:font-size="12pt" officeooo:rsid="000777da" officeooo:paragraph-rsid="000777da"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Programmer</text:p>
      <text:p text:style-name="P2">Manu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rogrammer Manual</text:p>
      <text:p text:style-name="P3">Maze Runner</text:p>
      <text:p text:style-name="P4">1.<text:tab/>Problem Description</text:p>
      <text:p text:style-name="P4"><text:tab/>This program uses a depth first maze solving algorithm to, if possible, find an exit in a maze provided to the program by the user. A random maze generation algorithm is also available if the user does not wish to provide their own maze. If no path from the starting position to the exit is possible, the program lets the user know.</text:p>
      <text:p text:style-name="P4"/>
      <text:p text:style-name="P4">2.<text:tab/>Data Types and Classes</text:p>
      <text:p text:style-name="P4"><text:tab/>The data types used in this program fall into two categories: predefined data types and programmer-defined data types. The following subsections address the data types used.</text:p>
      <text:p text:style-name="P4"/>
      <text:p text:style-name="P4">2.1<text:tab/>int (predefined type)</text:p>
      <text:p text:style-name="P4"/>
      <text:p text:style-name="P4">Variables:</text:p>
      <text:p text:style-name="P4"><text:tab/>input<text:tab/><text:tab/><text:tab/>user input for the main menu</text:p>
      <text:p text:style-name="P4"><text:tab/>x<text:tab/><text:tab/><text:tab/>horizontal position of a tile in the maze</text:p>
      <text:p text:style-name="P4"><text:tab/>y<text:tab/><text:tab/><text:tab/>vertical position of a tile in the maze</text:p>
      <text:p text:style-name="P4"/>
      <text:p text:style-name="P4">2.2<text:tab/>bool (predefined type)</text:p>
      <text:p text:style-name="P4"/>
      <text:p text:style-name="P4">Variables:</text:p>
      <text:p text:style-name="P4"><text:tab/>initialized<text:tab/><text:tab/>flag determining whether a maze has data in it or not</text:p>
      <text:p text:style-name="P4"><text:tab/>visited<text:tab/><text:tab/><text:tab/>flag determining whether a tile has been put in the path yet or not</text:p>
      <text:p text:style-name="P4"/>
      <text:p text:style-name="P4">2.3<text:tab/>char (predefined type)</text:p>
      <text:p text:style-name="P4"/>
      <text:p text:style-name="P4">Variables:</text:p>
      <text:p text:style-name="P4"><text:tab/>resolve<text:tab/><text:tab/><text:tab/>character controlling whether the user wants to enter a new starting <text:tab/><text:tab/><text:tab/><text:tab/><text:tab/>position in the same maze</text:p>
      <text:p text:style-name="P4"><text:tab/>wallChar<text:tab/><text:tab/>character used for the walls of the maze</text:p>
      <text:p text:style-name="P4"><text:tab/>groundChar<text:tab/><text:tab/>character used for the empty ground tiles in the maze</text:p>
      <text:p text:style-name="P4"><text:tab/>exitChar<text:tab/><text:tab/>character used for the exit in the maze</text:p>
      <text:p text:style-name="P4"><text:tab/>startChar<text:tab/><text:tab/>character used for the starting position in the maze</text:p>
      <text:p text:style-name="P4"><text:tab/>board[][]<text:tab/><text:tab/>two dimensional array containing the maze data</text:p>
      <text:p text:style-name="P4"/>
      <text:p text:style-name="P4">2.4<text:tab/>string (predefined type)</text:p>
      <text:p text:style-name="P4"/>
      <text:p text:style-name="P4">Variables:</text:p>
      <text:p text:style-name="P4"><text:tab/>inFileName<text:tab/><text:tab/>name of the file containing the maze data</text:p>
      <text:p text:style-name="P4"/>
      <text:p text:style-name="P4">2.5 ifstream (predefined type)</text:p>
      <text:p text:style-name="P4"/>
      <text:p text:style-name="P4">Variables:</text:p>
      <text:p text:style-name="P4"><text:tab/>inFile<text:tab/><text:tab/><text:tab/>input file</text:p>
      <text:p text:style-name="P4"/>
      <text:p text:style-name="P4"/>
      <text:p text:style-name="P4"/>
      <text:p text:style-name="P4"/>
      <text:p text:style-name="P4"><text:soft-page-break/>2.6<text:tab/>Maze (programmer-defined type)</text:p>
      <text:p text:style-name="P4"/>
      <text:p text:style-name="P4">This class has:</text:p>
      <text:p text:style-name="P4"><text:tab/>Data members:<text:tab/>Tile* current</text:p>
      <text:p text:style-name="P4"><text:tab/><text:tab/><text:tab/><text:tab/>char board[][]</text:p>
      <text:p text:style-name="P4"><text:tab/><text:tab/><text:tab/><text:tab/>bool init</text:p>
      <text:p text:style-name="P4"><text:tab/>Member functions:<text:tab/>Maze</text:p>
      <text:p text:style-name="P4"><text:tab/><text:tab/><text:tab/><text:tab/>solveMaze</text:p>
      <text:p text:style-name="P4"><text:tab/><text:tab/><text:tab/><text:tab/>generateMaze</text:p>
      <text:p text:style-name="P4"><text:tab/><text:tab/><text:tab/><text:tab/>mazeFromFile</text:p>
      <text:p text:style-name="P4"/>
      <text:p text:style-name="P4">See the programmer manual for the Maze class for more details</text:p>
      <text:p text:style-name="P4"/>
      <text:p text:style-name="P4">2.7<text:tab/>Tile (programmer-defined type)</text:p>
      <text:p text:style-name="P4"/>
      <text:p text:style-name="P4">This struct has:</text:p>
      <text:p text:style-name="P4"><text:tab/>Data members:<text:tab/>int x</text:p>
      <text:p text:style-name="P4"><text:tab/><text:tab/><text:tab/><text:tab/>int y</text:p>
      <text:p text:style-name="P4"><text:tab/><text:tab/><text:tab/><text:tab/>bool visited</text:p>
      <text:p text:style-name="P4"><text:tab/><text:tab/><text:tab/><text:tab/>Tile* above</text:p>
      <text:p text:style-name="P4"><text:tab/><text:tab/><text:tab/><text:tab/>Tile* below</text:p>
      <text:p text:style-name="P4"><text:tab/><text:tab/><text:tab/><text:tab/>Tile* left</text:p>
      <text:p text:style-name="P4"><text:tab/><text:tab/><text:tab/><text:tab/>Tile* right</text:p>
      <text:p text:style-name="P4"/>
      <text:p text:style-name="P5">See the programmer manual for the Tile struct for more details</text:p>
      <text:p text:style-name="P5"/>
      <text:p text:style-name="P5">3.<text:tab/>High Level Program Solution</text:p>
      <text:p text:style-name="P5"/>
      <text:p text:style-name="P5">Main Program</text:p>
      <text:p text:style-name="P5">Print the title</text:p>
      <text:p text:style-name="P5">Ask the user if they want to provide a maze file or generate a random maze</text:p>
      <text:p text:style-name="P5">If maze file is provided:</text:p>
      <text:p text:style-name="P5"><text:tab/>Ask the user for the name of the file</text:p>
      <text:p text:style-name="P5"><text:tab/>Call getMazeFromFile with the provided name and open the file</text:p>
      <text:p text:style-name="P5"><text:tab/>Populate the maze with the data from the file</text:p>
      <text:p text:style-name="P5">If a random maze is generated:</text:p>
      <text:p text:style-name="P5"><text:tab/>Call generateMaze to randomly generate a maze</text:p>
      <text:p text:style-name="P5">Print the empty maze</text:p>
      <text:p text:style-name="P5">Ask the user for a starting position</text:p>
      <text:p text:style-name="P5">Validate the starting position</text:p>
      <text:p text:style-name="P5">Call solveMaze to actually solve the maze</text:p>
      <text:p text:style-name="P5">Print the solved maze</text:p>
      <text:p text:style-name="P5">Reprompt the user for either a starting position or a menu option</text:p>
      <text:p text:style-name="P5"/>
      <text:p text:style-name="P5">function printTitle()</text:p>
      <text:p text:style-name="P5"><text:tab/>Print the title screen art</text:p>
      <text:p text:style-name="P4"><text:tab/><text:tab/><text:tab/><text:tab/></text:p>
      <text:p text:style-name="P5"/>
      <text:p text:style-name="P5"/>
      <text:p text:style-name="P5"><text:soft-page-break/>4.<text:tab/>Limitations and Suggestions</text:p>
      <text:p text:style-name="P5"><text:tab/>The current program works for a 10 X 10 maze. The program could be expanded upon in order to get an arbitrary maze size from the user. The current solved maze also just shows which tiles were used in the path to the exit. It could instead actually show the direction the program stepped over each tile to show the full path from the starting position to the exit.</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0:54:14.450000000</meta:creation-date>
    <dc:date>2018-12-02T11:18:31.190000000</dc:date>
    <meta:editing-duration>PT8M46S</meta:editing-duration>
    <meta:editing-cycles>1</meta:editing-cycles>
    <meta:document-statistic meta:table-count="0" meta:image-count="0" meta:object-count="0" meta:page-count="4" meta:paragraph-count="72" meta:word-count="511" meta:character-count="3018" meta:non-whitespace-character-count="2482"/>
    <meta:generator>LibreOffice/4.4.4.3$Windows_x86 LibreOffice_project/2c39ebcf046445232b798108aa8a7e7d89552ea8</meta:generator>
  </office:meta>
</office:document-meta>
</file>